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18pt" style:font-size-asian="18pt" style:font-size-complex="18pt"/>
    </style:style>
    <style:style style:name="P4" style:family="paragraph">
      <style:text-properties fo:font-size="20pt"/>
    </style:style>
    <style:style style:name="P5" style:family="paragraph">
      <style:text-properties fo:font-family="Consolas" style:font-family-generic="modern" style:font-pitch="fixed" fo:font-size="14pt" style:font-size-asian="14pt" style:font-size-complex="14pt"/>
    </style:style>
    <style:style style:name="T1" style:family="text">
      <style:text-properties fo:font-family="Consolas" style:font-family-generic="modern" style:font-pitch="fixed" fo:font-style="italic" fo:font-weight="bold" style:font-family-asian="Arial" style:font-style-name-asian="Regular" style:font-family-generic-asian="swiss" style:font-style-asian="italic" style:font-weight-asian="bold" style:font-family-complex="Arial" style:font-style-name-complex="Regular" style:font-family-generic-complex="swiss" style:font-style-complex="italic" style:font-weight-complex="bold"/>
    </style:style>
    <style:style style:name="T2" style:family="text">
      <style:text-properties fo:font-weight="bold" style:font-weight-asian="bold" style:font-weight-complex="bold"/>
    </style:style>
    <style:style style:name="T3" style:family="text">
      <style:text-properties fo:font-size="32pt" fo:font-style="italic" fo:font-weight="normal" style:font-size-asian="32pt" style:font-style-asian="italic" style:font-weight-asian="normal" style:font-size-complex="32pt" style:font-style-complex="italic" style:font-weight-complex="normal"/>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0" style:family="text">
      <style:text-properties fo:font-style="normal" style:font-style-asian="normal" style:font-style-complex="normal"/>
    </style:style>
    <style:style style:name="T11" style:family="text">
      <style:text-properties fo:font-family="Consolas" style:font-family-generic="modern" style:font-pitch="fixed" fo:font-size="14pt" style:font-size-asian="14pt" style:font-size-complex="14pt"/>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family="Arial" style:font-family-generic="swiss" style:font-pitch="variable"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7" style:family="text">
      <style:text-properties fo:font-family="Arial" style:font-family-generic="swiss" style:font-pitch="variable"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18" style:family="text">
      <style:text-properties fo:font-size="72pt" style:font-size-asian="72pt" style:font-size-complex="7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π</text:span><text:span text:style-name="T2"> </text:span><text:span text:style-name="T3">v0.2</text:span><text:span text:style-name="T2"><text:tab/></text:span></text:p>
          </draw:text-box>
        </draw:frame>
        <draw:frame presentation:style-name="pr2" draw:text-style-name="P3" draw:layer="layout" svg:width="25.199cm" svg:height="12.215cm" svg:x="1.4cm" svg:y="4.585cm" presentation:class="subtitle" presentation:user-transformed="true">
          <draw:text-box>
            <text:p text:style-name="P2"><text:span text:style-name="T4">The basic advice regarding response times has been about the same for thirty years [Miller 1968; Card et al. 1991]:</text:span></text:p>
            <text:p text:style-name="P2"><text:span text:style-name="T5"/></text:p>
            <text:p text:style-name="P2"><text:span text:style-name="T5">0.1 second</text:span><text:span text:style-name="T6"> <text:s/>is about the limit for having the user feel that the system is reacting instantaneously, meaning that no special feedback is necessary except to display the result.</text:span></text:p>
            <text:p text:style-name="P2"><text:span text:style-name="T5"/></text:p>
            <text:p text:style-name="P2"><text:span text:style-name="T5">1.0 second</text:span><text:span text:style-name="T6">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2"><text:span text:style-name="T5"/></text:p>
            <text:p text:style-name="P2"><text:span text:style-name="T5">10 seconds</text:span><text:span text:style-name="T6">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ca. 20-100ms</text:p>
                <text:p><text:span text:style-name="T7"/></text:p>
              </text:list-item>
              <text:list-item>
                <text:p><text:span text:style-name="T7">Modulær innlasting over WebSocket</text:span></text:p>
              </text:list-item>
              <text:list-item>
                <text:p><text:span text:style-name="T7">Caching av js-/css-moduler i LocalStorage</text:span></text:p>
              </text:list-item>
              <text:list-item>
                <text:p><text:span text:style-name="T7">Bakgrunnsprosessering i WebWorker</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knologier</text:p>
          </draw:text-box>
        </draw:frame>
        <draw:frame presentation:style-name="pr4" draw:layer="layout" svg:width="25.199cm" svg:height="12.179cm" svg:x="1.4cm" svg:y="4.914cm" presentation:class="outline" presentation:user-transformed="true">
          <draw:text-box>
            <text:list text:style-name="L2">
              <text:list-header>
                <text:p><text:span text:style-name="T8">Server:</text:span></text:p>
              </text:list-header>
              <text:list-item>
                <text:p>Varnish</text:p>
              </text:list-item>
              <text:list-item>
                <text:p>Redis</text:p>
              </text:list-item>
              <text:list-item>
                <text:p>Apache/PHP/MySQL</text:p>
                <text:p/>
                <text:p/>
                <text:p><text:span text:style-name="T8">Client:</text:span></text:p>
              </text:list-item>
              <text:list-item>
                <text:p>HTML5 native functions</text:p>
              </text:list-item>
              <text:list-item>
                <text:p>CSS3 transformations</text:p>
              </text:list-item>
              <text:list-item>
                <text:p>raphaël.js (SVG library)</text:p>
              </text:list-item>
              <text:list-item>
                <text:p>GreenSock Animation Platform <text:s/>(Timeline-based anim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t med det gamle, inn med det nye</text:p>
          </draw:text-box>
        </draw:frame>
        <draw:frame presentation:style-name="pr4" draw:layer="layout" svg:width="8.8cm" svg:height="12.179cm" svg:x="1.4cm" svg:y="4.914cm" presentation:class="outline" presentation:user-transformed="true">
          <draw:text-box>
            <text:list text:style-name="L2">
              <text:list-header>
                <text:p>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ll-in on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maybe</text:p>
              </text:list-item>
              <text:list-item>
                <text:p>Works on Adobe AIR</text:p>
              </text:list-item>
              <text:list-item>
                <text:p>Works in any modern browser</text:p>
              </text:list-item>
              <text:list-item>
                <text:p>Works on most Smart-TV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presentation:user-transformed="true">
          <draw:text-box>
            <text:list text:style-name="L2">
              <text:list-header>
                <text:p><text:span text:style-name="T8">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8">pcl</text:span></text:p>
                <text:p><text:span text:style-name="T10">- a </text:span><text:span text:style-name="T8">pcl</text:span><text:span text:style-name="T10"> charting library using SVG and raphaël.js</text:span></text:p>
                <text:p><text:span text:style-name="T10">-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4.686cm" svg:x="1.4cm" svg:y="4.914cm" presentation:class="outline" presentation:user-transformed="true">
          <draw:text-box>
            <text:list text:style-name="L2">
              <text:list-item>
                <text:p>Use messaging hubs to connect users, applications, services, servers</text:p>
              </text:list-item>
              <text:list-item>
                <text:p>A stripped-down racing car of an application ready to go. Built-in authentication, sessions, dependency management, component library.</text:p>
              </text:list-item>
              <text:list-item>
                <text:p>Dependable, proven technology put together in a new way.</text:p>
              </text:list-item>
              <text:list-item>
                <text:p>All-in on HTML5</text:p>
              </text:list-item>
              <text:list-item>
                <text:p>Addressable JSON data packets creates namespace</text:p>
              </text:list-item>
              <text:list-item>
                <text:p>Packet routing allows flexible scoping</text:p>
              </text:list-item>
              <text:list-item>
                <text:p>Disposable events allow for system-wide callback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draw:text-box>
            <text:list text:style-name="L2">
              <text:list-item>
                <text:p>Send message to class (multicast) or instance (unicast)</text:p>
              </text:list-item>
              <text:list-item>
                <text:p>Send message between instances (peer-to-peer)</text:p>
              </text:list-item>
              <text:list-item>
                <text:p>Do it from a client app or from a server script</text:p>
              </text:list-item>
              <text:list-item>
                <text:p>Simply publish it on the corresponding address in the namespac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lt;head&gt;</text:span></text:p>
                  </text:list-item>
                  <text:list-item>
                    <text:p><text:span text:style-name="T11"><text:s text:c="4"/></text:span><text:span text:style-name="T11">&lt;script&gt;</text:span></text:p>
                  </text:list-item>
                  <text:list-item>
                    <text:p><text:span text:style-name="T11"><text:s text:c="6"/></text:span><text:span text:style-name="T11">var </text:span></text:p>
                  </text:list-item>
                  <text:list-item>
                    <text:p><text:span text:style-name="T11"><text:s text:c="8"/></text:span><text:span text:style-name="T11">π <text:s/>= π <text:s/>|| {}, pi = pi || π;</text:span></text:p>
                  </text:list-item>
                  <text:list-item>
                    <text:p><text:span text:style-name="T11"/></text:p>
                  </text:list-item>
                  <text:list-item>
                    <text:p><text:span text:style-name="T11"><text:s text:c="6"/></text:span><text:span text:style-name="T11">// activate the debugger</text:span></text:p>
                  </text:list-item>
                  <text:list-item>
                    <text:p><text:span text:style-name="T11"><text:s text:c="6"/></text:span><text:span text:style-name="T11">π.DEBUG = true;</text:span></text:p>
                  </text:list-item>
                  <text:list-item>
                    <text:p><text:span text:style-name="T11"/></text:p>
                  </text:list-item>
                  <text:list-item>
                    <text:p><text:span text:style-name="T11"><text:s text:c="6"/></text:span><text:span text:style-name="T11">//make a note of when we started up.</text:span></text:p>
                  </text:list-item>
                  <text:list-item>
                    <text:p><text:span text:style-name="T11"><text:s text:c="6"/></text:span><text:span text:style-name="T11">pi.__sessionstart = (new Date()).getTime();</text:span></text:p>
                  </text:list-item>
                  <text:list-item>
                    <text:p><text:span text:style-name="T11"><text:s text:c="4"/></text:span><text:span text:style-name="T11">&lt;/script&gt;</text:span></text:p>
                  </text:list-item>
                  <text:list-item>
                    <text:p><text:span text:style-name="T11"/></text:p>
                  </text:list-item>
                  <text:list-item>
                    <text:p><text:span text:style-name="T11">...</text:span></text:p>
                  </text:list-item>
                  <text:list-item>
                    <text:p><text:span text:style-name="T11"/></text:p>
                  </text:list-item>
                  <text:list-item>
                    <text:p><text:span text:style-name="T11"/></text:p>
                  </text:list-item>
                  <text:list-item>
                    <text:p><text:span text:style-name="T11"><text:s text:c="2"/></text:span><text:span text:style-name="T11">&lt;!-- <text:s/>bootstrap <text:s/>--&gt;</text:span></text:p>
                  </text:list-item>
                  <text:list-item>
                    <text:p><text:span text:style-name="T11"><text:s text:c="2"/></text:span><text:span text:style-name="T11">&lt;script src="../../assets/js/pi.js"&gt;&lt;/script&gt;</text:span></text:p>
                  </text:list-item>
                  <text:list-item>
                    <text:p><text:span text:style-name="T11"/></text:p>
                  </text:list-item>
                  <text:list-item>
                    <text:p><text:span text:style-name="T11">&lt;/body&gt;</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2"/></text:span><text:span text:style-name="T11">var </text:span></text:p>
                  </text:list-item>
                  <text:list-item>
                    <text:p><text:span text:style-name="T11"><text:s text:c="6"/></text:span><text:span text:style-name="T11">π <text:s/>= π <text:s/>|| {},</text:span></text:p>
                  </text:list-item>
                  <text:list-item>
                    <text:p><text:span text:style-name="T11"><text:s text:c="6"/></text:span><text:span text:style-name="T11">pi = pi || π;</text:span></text:p>
                  </text:list-item>
                  <text:list-item>
                    <text:p><text:span text:style-name="T11"/></text:p>
                  </text:list-item>
                  <text:list-item>
                    <text:p><text:span text:style-name="T11"/></text:p>
                  </text:list-item>
                  <text:list-item>
                    <text:p><text:span text:style-name="T11"><text:s text:c="2"/></text:span><text:span text:style-name="T11">/* <text:s/>---- <text:s/>Our top level namespaces <text:s/>---- <text:s/>*/</text:span></text:p>
                  </text:list-item>
                  <text:list-item>
                    <text:p><text:span text:style-name="T11"><text:s text:c="4"/></text:span><text:span text:style-name="T11">π.events <text:s text:c="5"/>= π.events <text:s text:c="5"/>|| { _loaded: false, _ns: 'events' };</text:span></text:p>
                  </text:list-item>
                  <text:list-item>
                    <text:p><text:span text:style-name="T11"><text:s text:c="4"/></text:span><text:span text:style-name="T11">π.srv <text:s text:c="8"/>= π.srv <text:s text:c="8"/>|| { _loaded: false, _ns: 'srv' };</text:span></text:p>
                  </text:list-item>
                  <text:list-item>
                    <text:p><text:span text:style-name="T11"><text:s text:c="4"/></text:span><text:span text:style-name="T11">π.app <text:s text:c="8"/>= π.app <text:s text:c="8"/>|| { _loaded: false, _ns: 'app' };</text:span></text:p>
                  </text:list-item>
                  <text:list-item>
                    <text:p><text:span text:style-name="T11"><text:s text:c="4"/></text:span><text:span text:style-name="T11">π.pcl <text:s text:c="8"/>= π.pcl <text:s text:c="8"/>|| { _loaded: false, _ns: 'pcl' };</text:span></text:p>
                  </text:list-item>
                  <text:list-item>
                    <text:p><text:span text:style-name="T11"><text:s text:c="4"/></text:span><text:span text:style-name="T11">π.session <text:s text:c="4"/>= π.session <text:s text:c="4"/>|| { _loaded: false, _ns: 'session' };</text:span></text:p>
                  </text:list-item>
                  <text:list-item>
                    <text:p><text:span text:style-name="T11"><text:s text:c="4"/></text:span><text:span text:style-name="T11">π.system <text:s text:c="5"/>= π.system <text:s text:c="5"/>|| { _loaded: false, _ns: 'system' };</text:span></text:p>
                  </text:list-item>
                  <text:list-item>
                    <text:p><text:span text:style-name="T11"><text:s text:c="4"/></text:span><text:span text:style-name="T11">π.debug <text:s text:c="6"/>= π.debug <text:s text:c="6"/>|| { _loaded: false, _ns: 'debug' };</text:span></text:p>
                  </text:list-item>
                  <text:list-item>
                    <text:p><text:span text:style-name="T11"><text:s text:c="4"/></text:span><text:span text:style-name="T11">π.io <text:s text:c="9"/>= π.io <text:s text:c="9"/>|| { _loaded: false, _ns: 'io' };</text:span></text:p>
                  </text:list-item>
                  <text:list-item>
                    <text:p><text:span text:style-name="T11"/></text:p>
                  </text:list-item>
                  <text:list-item>
                    <text:p><text:span text:style-name="T11"><text:s text:c="4"/></text:span><text:span text:style-name="T11">π.util <text:s text:c="7"/>= π.util <text:s text:c="7"/>|| { _loaded: false, _ns: 'util' };</text:span></text:p>
                  </text:list-item>
                  <text:list-item>
                    <text:p><text:span text:style-name="T11"><text:s text:c="4"/></text:span><text:span text:style-name="T11">π.math <text:s text:c="7"/>= π.math <text:s text:c="7"/>|| { _loaded: false, _ns: 'math' };</text:span></text:p>
                  </text:list-item>
                  <text:list-item>
                    <text:p><text:span text:style-name="T11"><text:s text:c="4"/></text:span><text:span text:style-name="T11">π.statistics <text:s/>= π.statistics <text:s/>|| { _loaded: false, _ns: 'statistics' };</text:span></text:p>
                  </text:list-item>
                  <text:list-item>
                    <text:p><text:span text:style-name="T11"/></text:p>
                  </text:list-item>
                  <text:list-item>
                    <text:p><text:span text:style-name="T11"><text:s text:c="4"/></text:span><text:span text:style-name="T11">// your plugins here, like so: <text:s text:c="2"/>pi.plugins.yourcompany.yourplugin.[whatever] = { # your plugin object };</text:span></text:p>
                  </text:list-item>
                  <text:list-item>
                    <text:p><text:span text:style-name="T11"><text:s text:c="4"/></text:span><text:span text:style-name="T11">π.plugins <text:s text:c="4"/>= π.plugins <text:s text:c="4"/>|| { _loaded: false, _ns: 'plugins' };</text:span></text:p>
                  </text:list-item>
                  <text:list-item>
                    <text:p><text:span text:style-name="T11"/></text:p>
                  </text:list-item>
                  <text:list-item>
                    <text:p><text:span text:style-name="T11"><text:s text:c="4"/></text:span><text:span text:style-name="T11">// for all you crazy cowboys, your own playground</text:span></text:p>
                  </text:list-item>
                  <text:list-item>
                    <text:p><text:span text:style-name="T11"><text:s text:c="4"/></text:span><text:span text:style-name="T11">π.maverick <text:s text:c="3"/>= π.maverick <text:s text:c="3"/>|| { _loaded: false, _ns: 'maverick' };</text:span></text:p>
                  </text:list-item>
                  <text:list-item>
                    <text:p><text:span text:style-name="T11"/></text:p>
                  </text:list-item>
                  <text:list-item>
                    <text:p><text:span text:style-name="T11"/></text:p>
                  </text:list-item>
                  <text:list-item>
                    <text:p><text:span text:style-name="T11"><text:s text:c="4"/></text:span><text:span text:style-name="T11">π.PI_ROOT <text:s text:c="3"/>= "assets/js/";</text:span></text:p>
                  </text:list-item>
                  <text:list-item>
                    <text:p><text:span text:style-name="T11"><text:s text:c="4"/></text:span><text:span text:style-name="T11">π.LIB_ROOT <text:s text:c="3"/>= "../../assets/js/";</text:span></text:p>
                  </text:list-item>
                  <text:list-item>
                    <text:p><text:span text:style-name="T11"><text:s text:c="4"/></text:span><text:span text:style-name="T11">π.SRV_ROOT <text:s text:c="3"/>= "../../../srv/";</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4"/></text:span><text:span text:style-name="T11">π.inject = function (src, elem) {</text:span></text:p>
                  </text:list-item>
                  <text:list-item>
                    <text:p><text:span text:style-name="T11"><text:s text:c="6"/></text:span><text:span text:style-name="T11">var </text:span></text:p>
                  </text:list-item>
                  <text:list-item>
                    <text:p><text:span text:style-name="T11"><text:s text:c="8"/></text:span><text:span text:style-name="T11">element <text:s text:c="2"/>= elem || document.body,</text:span></text:p>
                  </text:list-item>
                  <text:list-item>
                    <text:p><text:span text:style-name="T11"><text:s text:c="8"/></text:span><text:span text:style-name="T11">fragment <text:s/>= document.createDocumentFragment(),</text:span></text:p>
                  </text:list-item>
                  <text:list-item>
                    <text:p><text:span text:style-name="T11"><text:s text:c="8"/></text:span><text:span text:style-name="T11">container = document.createElement("div");</text:span></text:p>
                  </text:list-item>
                  <text:list-item>
                    <text:p><text:span text:style-name="T11"><text:s text:c="7"/></text:span></text:p>
                  </text:list-item>
                  <text:list-item>
                    <text:p><text:span text:style-name="T11"><text:s text:c="6"/></text:span><text:span text:style-name="T11">container.innerHTML = src;</text:span></text:p>
                  </text:list-item>
                  <text:list-item>
                    <text:p><text:span text:style-name="T11"><text:s text:c="6"/></text:span><text:span text:style-name="T11">fragment.appendChild(container);</text:span></text:p>
                  </text:list-item>
                  <text:list-item>
                    <text:p><text:span text:style-name="T11"><text:s text:c="6"/></text:span><text:span text:style-name="T11">element.appendChild(fragment);</text:span></text:p>
                  </text:list-item>
                  <text:list-item>
                    <text:p><text:span text:style-name="T11"><text:s text:c="4"/></text:span><text:span text:style-name="T11">};</text:span></text:p>
                  </text:list-item>
                  <text:list-item>
                    <text:p><text:span text:style-name="T11"/></text:p>
                  </text:list-item>
                  <text:list-item>
                    <text:p><text:span text:style-name="T11"/></text:p>
                  </text:list-item>
                  <text:list-item>
                    <text:p><text:span text:style-name="T11"><text:s text:c="4"/></text:span><text:span text:style-name="T11">π.require = function(module, async, defer, callback){</text:span></text:p>
                  </text:list-item>
                  <text:list-item>
                    <text:p><text:span text:style-name="T11"><text:s text:c="4"/></text:span></text:p>
                  </text:list-item>
                  <text:list-item>
                    <text:p><text:span text:style-name="T11"><text:s text:c="6"/></text:span><text:span text:style-name="T11">if (π.loaded[module.replace(/\./g,'_')]) {</text:span></text:p>
                  </text:list-item>
                  <text:list-item>
                    <text:p><text:span text:style-name="T11"><text:s text:c="8"/></text:span><text:span text:style-name="T11">if(callback) {</text:span></text:p>
                  </text:list-item>
                  <text:list-item>
                    <text:p><text:span text:style-name="T11"><text:s text:c="10"/></text:span><text:span text:style-name="T11">this.callback.call("loaded");</text:span></text:p>
                  </text:list-item>
                  <text:list-item>
                    <text:p><text:span text:style-name="T11"><text:s text:c="8"/></text:span><text:span text:style-name="T11">}</text:span></text:p>
                  </text:list-item>
                  <text:list-item>
                    <text:p><text:span text:style-name="T11"><text:s text:c="8"/></text:span><text:span text:style-name="T11">return true;</text:span></text:p>
                  </text:list-item>
                  <text:list-item>
                    <text:p><text:span text:style-name="T11"><text:s text:c="6"/></text:span><text:span text:style-name="T11">}</text:span></text:p>
                  </text:list-item>
                  <text:list-item>
                    <text:p><text:span text:style-name="T11"><text:s text:c="2"/></text:span></text:p>
                  </text:list-item>
                  <text:list-item>
                    <text:p><text:span text:style-name="T11"><text:s text:c="6"/></text:span><text:span text:style-name="T11">var </text:span></text:p>
                  </text:list-item>
                  <text:list-item>
                    <text:p><text:span text:style-name="T11"><text:s text:c="8"/></text:span><text:span text:style-name="T11">cursor <text:s/>= document.getElementsByTagName ("head")[0] || document.documentElement,</text:span></text:p>
                  </text:list-item>
                  <text:list-item>
                    <text:p><text:span text:style-name="T11"><text:s text:c="8"/></text:span><text:span text:style-name="T11">path <text:s text:c="3"/>= '../../assets/js/pi.',</text:span></text:p>
                  </text:list-item>
                  <text:list-item>
                    <text:p><text:span text:style-name="T11"><text:s text:c="8"/></text:span><text:span text:style-name="T11">script <text:s/>= document.createElement('script');</text:span></text:p>
                  </text:list-item>
                  <text:list-item>
                    <text:p><text:span text:style-name="T11"/></text:p>
                  </text:list-item>
                  <text:list-item>
                    <text:p><text:span text:style-name="T11"/></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IF beacon done Right</text:p>
          </draw:text-box>
        </draw:frame>
        <draw:frame presentation:style-name="pr4" draw:layer="layout" svg:width="25.199cm" svg:height="12.179cm" svg:x="1.4cm" svg:y="4.914cm" presentation:class="outline" presentation:user-transformed="true">
          <draw:text-box>
            <text:list text:style-name="L2">
              <text:list-header>
                <text:p><text:span text:style-name="T8">Method works in any browser</text:span></text:p>
              </text:list-header>
              <text:list-item>
                <text:p>Encode event object in GIF url</text:p>
              </text:list-item>
              <text:list-item>
                <text:p>Request the url with an Image object, do not touch the DOM</text:p>
              </text:list-item>
              <text:list-item>
                <text:p>Catch encoded events in varnish VCL</text:p>
              </text:list-item>
              <text:list-item>
                <text:p>Return HTTP 204 No-Content</text:p>
              </text:list-item>
              <text:list-item>
                <text:p>Saves one HTTP packet</text:p>
              </text:list-item>
              <text:list-item>
                <text:p>Only 204 means success</text:p>
              </text:list-item>
              <text:list-item>
                <text:p>Pipe 204 events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huge amounts of data from huge amounts of user sessions</text:p>
              </text:list-item>
              <text:list-item>
                <text:p>No return channel</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10">JSON messaging</text:span></text:p>
              </text:list-item>
              <text:list-item>
                <text:p><text:span text:style-name="T10">Full duplex connection</text:span></text:p>
              </text:list-item>
              <text:list-item>
                <text:p>With PHP session</text:p>
              </text:list-item>
              <text:list-item>
                <text:p>Extremely low latency (PING + micro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event stream</text:span></text:p>
              </text:list-item>
              <text:list-item>
                <text:p>With PHP session</text:p>
              </text:list-item>
              <text:list-item>
                <text:p>Extremely low latency (PING + microseconds)</text:p>
              </text:list-item>
              <text:list-item>
                <text:p>No 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Bottlenecks</text:p>
          </draw:text-box>
        </draw:frame>
        <draw:frame presentation:style-name="pr4" draw:layer="layout" svg:width="25.199cm" svg:height="12.179cm" svg:x="1.4cm" svg:y="4.914cm" presentation:class="outlin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Scalability</text:p>
          </draw:text-box>
        </draw:frame>
        <draw:frame presentation:style-name="pr4" draw:layer="layout" svg:width="25.199cm" svg:height="12.179cm" svg:x="1.4cm" svg:y="4.914cm" presentation:class="outline">
          <draw:text-box>
            <text:list text:style-name="L2">
              <text:list-item>
                <text:p>Incoming: Put HAProxy in front of several Varnish servers</text:p>
              </text:list-item>
              <text:list-item>
                <text:p>Incoming: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one virtual server for each applicatio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What's unique?</text:p>
          </draw:text-box>
        </draw:frame>
        <draw:frame presentation:style-name="pr4" draw:layer="layout" svg:width="25.199cm" svg:height="12.179cm" svg:x="1.4cm" svg:y="4.914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8">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8">Connect namespaces through routing across client/server bridge, in order to create four scopes:</text:span></text:p>
              </text:list-header>
              <text:list-item>
                <text:p>System (installation of <text:span text:style-name="T8">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Advantages of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8">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Take <text:span text:style-name="T8">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8">pi.srv.pcl.[company].[component]</text:span></text:p>
              </text:list-item>
              <text:list-item>
                <text:p>Component config within app is stored at:</text:p>
                <text:p><text:span text:style-name="T8">pi.srv.pcl.[company].[app].[component]</text:span> This is for <text:span text:style-name="T8">all</text:span><text:span text:style-name="T10"> app users.</text:span></text:p>
              </text:list-item>
              <text:list-item>
                <text:p><text:span text:style-name="T10">Component data storage at instance level:</text:span></text:p>
                <text:p><text:span text:style-name="T8">pi.srv.pcl.[company].[app].[company].[id]</text:span></text:p>
                <text:p><text:span text:style-name="T8"/></text:p>
              </text:list-item>
              <text:list-item>
                <text:p><text:span text:style-name="T10">Connect</text:span><text:span text:style-name="T8"> pi.srv.sessions.[app.company.user] </text:span><text:span text:style-name="T10">server-side to </text:span><text:span text:style-name="T8">pi.app.session</text:span><text:span text:style-name="T10"> client-side, and create «data spaces» transparent to client app code, through routing at the client/server bridge</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2">π </text:span><text:span text:style-name="T13">lives in the global scope of the browser's JavaScript VM. A global app object is incredibly useful in combatting scope confusion and callback pasta (the pyramid of doom).</text:span></text:p>
              </text:list-header>
              <text:list-item>
                <text:p>Any part of pi can always create a pointer to itself, and knows it's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2.18cm" svg:x="1.4cm" svg:y="4.914cm" presentation:class="outline">
          <draw:text-box>
            <text:list text:style-name="L2">
              <text:list-item>
                <text:p>Use <text:span text:style-name="T2">conventions</text:span> to overcome problems arising from loose typing and anonymous scoping</text:p>
              </text:list-item>
              <text:list-item>
                <text:p>Don't (just don't) try to create a self-describing data interchange format (looking at <text:span text:style-name="T10">you</text:span>, <text:span text:style-name="T2">XML</text:span><text:span text:style-name="T14">)</text:span></text:p>
              </text:list-item>
              <text:list-item>
                <text:p><text:span text:style-name="T2">Trusted code</text:span><text:span text:style-name="T7"> always obeys conventions</text:span></text:p>
              </text:list-item>
              <text:list-item>
                <text:p><text:span text:style-name="T7">Some words are </text:span><text:span text:style-name="T2">reserved</text:span><text:span text:style-name="T7"> by convention</text:span></text:p>
              </text:list-item>
              <text:list-item>
                <text:p><text:span text:style-name="T2">π.</text:span><text:span text:style-name="T7"> is for sysdevs only, everybody else uses </text:span><text:span text:style-name="T2">pi.</text:span></text:p>
              </text:list-item>
              <text:list-item>
                <text:p><text:span text:style-name="T7">Any code starting with </text:span><text:span text:style-name="T13">π.</text:span><text:span text:style-name="T7"> is </text:span><text:span text:style-name="T2">part</text:span><text:span text:style-name="T7"> of the platform</text:span></text:p>
              </text:list-item>
              <text:list-item>
                <text:p><text:span text:style-name="T7">Any code starting with </text:span><text:span text:style-name="T13">pi.</text:span><text:span text:style-name="T7"> is </text:span><text:span text:style-name="T2">using</text:span><text:span text:style-name="T7"> or </text:span><text:span text:style-name="T2">extending</text:span><text:span text:style-name="T7"> the platform</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2">protected</text:span>.</text:p>
                <text:p><text:span text:style-name="T8"/></text:p>
              </text:list-item>
              <text:list-item>
                <text:p><text:span text:style-name="T10">Objects whose name starts with a double underscore, are considered __</text:span><text:span text:style-name="T15">private</text:span><text:span text:style-name="T10">.</text:span></text:p>
                <text:p><text:span text:style-name="T10"/></text:p>
              </text:list-item>
              <text:list-item>
                <text:p><text:span text:style-name="T15">_protected</text:span><text:span text:style-name="T10"> functions/variables should only be accessed by trusted code.</text:span></text:p>
              </text:list-item>
              <text:list-item>
                <text:p><text:span text:style-name="T15">__private</text:span><text:span text:style-name="T10"> functions/variables should only be accessed by the object itself</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horses</text:p>
              </text:list-item>
              <text:list-item>
                <text:p><text:span text:style-name="T16">Pull</text:span><text:span text:style-name="T17"> the rope, don't </text:span><text:span text:style-name="T16">push</text:span><text:span text:style-name="T17"> it</text:span></text:p>
              </text:list-item>
              <text:list-item>
                <text:p>Self-contained units/subsystems</text:p>
              </text:list-item>
              <text:list-item>
                <text:p>Pass-through data routes</text:p>
              </text:list-item>
              <text:list-item>
                <text:p>Follow conventions</text:p>
              </text:list-item>
              <text:list-item>
                <text:p>Use best practices</text:p>
              </text:list-item>
              <text:list-item>
                <text:p>Loose, loose connections</text:p>
              </text:list-item>
              <text:list-item>
                <text:p>Don't buy the cow</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
              </text:list-header>
              <text:list-item>
                <text:p>Go binary (JS typed arrays)</text:p>
                <text:p/>
              </text:list-item>
              <text:list-item>
                <text:p>Go compiled or LLVM (C / Pascal / Pytho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with</text:p>
                <text:p/>
                <text:p><text:s/><text:span text:style-name="T18">ZeroMQ*</text:span></text:p>
                <text:p><text:span text:style-name="T19"/></text:p>
                <text:p><text:span text:style-name="T19">* just add namespace</text:span></text:p>
              </text:list-header>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Hva trenger jeg på teknisk side?</text:p>
          </draw:text-box>
        </draw:frame>
        <draw:frame presentation:style-name="pr5" draw:layer="layout" svg:width="25.199cm" svg:height="12.18cm" svg:x="1.4cm" svg:y="4.914cm" presentation:class="outline" presentation:user-transformed="true">
          <draw:text-box>
            <text:list text:style-name="L2">
              <text:list-item>
                <text:p>To eller tre linux-servere</text:p>
              </text:list-item>
              <text:list-item>
                <text:p>En kontorplass med internett</text:p>
              </text:list-item>
              <text:list-item>
                <text:p>Mr. Wolf</text:p>
              </text:list-item>
              <text:list-item>
                <text:p>Nok penger hver måned</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9-03T19:39:50.89</dc:date>
    <meta:editing-duration>PT9H30M28S</meta:editing-duration>
    <meta:editing-cycles>18</meta:editing-cycles>
    <meta:generator>LibreOffice/4.0.4.2$Windows_x86 LibreOffice_project/9e9821abd0ffdbc09cd8c52eaa574fa09eb08f2</meta:generator>
    <meta:document-statistic meta:object-count="143"/>
  </office:meta>
</office:document-meta>
</file>